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" draw:layer="layout" svg:width="5.5cm" svg:height="2cm" svg:x="7.75cm" svg:y="6.55cm">
          <text:p text:style-name="P1">sresStanza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4.5cm" svg:y="1cm">
          <text:p text:style-name="P1">sresDestinazione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cm" svg:x="1cm" svg:y="1cm">
          <text:p text:style-name="P1">sresPlanimetri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75cm" svg:y1="1cm" svg:x2="3.75cm" svg:y2="1cm" draw:start-shape="id1" draw:start-glue-point="0" draw:end-shape="id1" draw:end-glue-point="0">
          <text:p/>
        </draw:connector>
        <draw:connector draw:style-name="gr3" draw:text-style-name="P2" draw:layer="layout" svg:x1="3.75cm" svg:y1="3cm" svg:x2="10.5cm" svg:y2="6.55cm" draw:start-shape="id1" draw:start-glue-point="2" draw:end-shape="id2">
          <text:p/>
        </draw:connector>
        <draw:connector draw:style-name="gr3" draw:text-style-name="P2" draw:layer="layout" svg:x1="17.25cm" svg:y1="3cm" svg:x2="10.5cm" svg:y2="6.55cm" draw:start-shape="id3" draw:start-glue-point="2" draw:end-shape="id2" draw:end-glue-point="0">
          <text:p/>
        </draw:connector>
        <draw:frame draw:style-name="gr4" draw:text-style-name="P4" draw:layer="layout" svg:width="8.795cm" svg:height="0.831cm" svg:x="1.405cm" svg:y="4.8cm">
          <draw:text-box>
            <text:p text:style-name="P3"><text:span text:style-name="T1">appartenenza ad una planimetria</text:span></text:p>
          </draw:text-box>
        </draw:frame>
        <draw:frame draw:style-name="gr4" draw:text-style-name="P4" draw:layer="layout" svg:width="5.133cm" svg:height="0.831cm" svg:x="11.667cm" svg:y="4.8cm">
          <draw:text-box>
            <text:p text:style-name="P3"><text:span text:style-name="T1">destinazione d'us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00:06:16</meta:creation-date>
    <dc:date>2008-03-30T00:17:21</dc:date>
    <dc:language>it-IT</dc:language>
    <meta:editing-cycles>7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